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a62a1" officeooo:paragraph-rsid="002a62a1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1" style:family="paragraph" style:parent-style-name="Standard" style:list-style-name="L10">
      <style:text-properties style:font-name="Liberation Serif1" fo:font-size="10pt" style:text-underline-style="none" officeooo:rsid="002c3f13" officeooo:paragraph-rsid="002c3f13" style:font-size-asian="10pt" style:font-size-complex="10pt"/>
    </style:style>
    <style:style style:name="P22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3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4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5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6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7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28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29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0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1" style:family="paragraph" style:parent-style-name="Standard" style:list-style-name="L2">
      <style:text-properties officeooo:paragraph-rsid="000b4f66"/>
    </style:style>
    <style:style style:name="P32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3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style:style style:name="T27" style:family="text">
      <style:text-properties officeooo:rsid="002c0e95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7971440482360741635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2056969195872394281" text:style-name="L2">
        <text:list-item>
          <text:p text:style-name="P31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8066884055964089390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7093106714988550592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1131183764900194211" text:style-name="L5">
        <text:list-item>
          <text:p text:style-name="P22">Investigate and resolve issues in the Laravel project</text:p>
        </text:list-item>
        <text:list-item>
          <text:p text:style-name="P22">Coordinate with team members to identify potential issues</text:p>
        </text:list-item>
        <text:list-item>
          <text:p text:style-name="P28"><text:span text:style-name="T14">C</text:span><text:span text:style-name="T13">ollaborate with SI leaders to identify potential additions to the project</text:span></text:p>
        </text:list-item>
      </text:list>
      <text:list xml:id="list170053558858305" text:continue-list="list7093106714988550592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5736012209404137403" text:style-name="L6">
        <text:list-item>
          <text:p text:style-name="P29"><text:span text:style-name="T12">E</text:span><text:span text:style-name="T11">valuate teacher grading accuracy and monitor for score discrepancies</text:span></text:p>
        </text:list-item>
        <text:list-item>
          <text:p text:style-name="P23">Organize prior years’ data and make it available for department analysis</text:p>
        </text:list-item>
        <text:list-item>
          <text:p text:style-name="P24">Enter teacher-graded exam scores into speadsheets</text:p>
        </text:list-item>
      </text:list>
      <text:list xml:id="list170051866964204" text:continue-list="list170053558858305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4495505090583029251" text:style-name="L7">
        <text:list-item>
          <text:p text:style-name="P30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30"><text:span text:style-name="T12">F</text:span><text:span text:style-name="T11">ollow standardized recipes to assure highest quality of food served</text:span></text:p>
        </text:list-item>
        <text:list-item>
          <text:p text:style-name="P25">Store food items and maintain the highest levels of sanitation and cleanliness</text:p>
        </text:list-item>
      </text:list>
      <text:list xml:id="list936216104604035333" text:style-name="L8">
        <text:list-item>
          <text:p text:style-name="P32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24847486016080967" text:style-name="L9">
        <text:list-item>
          <text:p text:style-name="P33"><text:span text:style-name="T20">O</text:span><text:span text:style-name="T19">rganize and position items, including lumber, drywall, and concrete</text:span></text:p>
        </text:list-item>
        <text:list-item>
          <text:p text:style-name="P26">Work with team and management to recognize, prevent, and handle potential security risks and thefts</text:p>
        </text:list-item>
        <text:list-item>
          <text:p text:style-name="P27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1051286540044556663" text:style-name="L10">
        <text:list-item>
          <text:p text:style-name="P18">Circuit Analysis</text:p>
        </text:list-item>
        <text:list-item>
          <text:p text:style-name="P19">AutoCAD</text:p>
        </text:list-item>
        <text:list-item>
          <text:p text:style-name="P20">PLC/<text:span text:style-name="T26">Ladder Logic</text:span> Programming</text:p>
        </text:list-item>
        <text:list-item>
          <text:p text:style-name="P18">Programming <text:span text:style-name="T27">(C++, Python, Java, MATLAB, etc…)</text:span></text:p>
        </text:list-item>
        <text:list-item>
          <text:p text:style-name="P21">Amateur Radio</text:p>
        </text:list-item>
        <text:list-item>
          <text:p text:style-name="P18">Computer Aided Design</text:p>
        </text:list-item>
        <text:list-item>
          <text:p text:style-name="P18">Linux System Administration</text:p>
        </text:list-item>
        <text:list-item>
          <text:p text:style-name="P18">Agile Project Management</text:p>
        </text:list-item>
        <text:list-item>
          <text:p text:style-name="P18">HMI Programming</text:p>
        </text:list-item>
        <text:list-item>
          <text:p text:style-name="P18">SCADA Programming</text:p>
        </text:list-item>
        <text:list-item>
          <text:p text:style-name="P18">Communication</text:p>
        </text:list-item>
        <text:list-item>
          <text:p text:style-name="P18">Microsoft Office</text:p>
        </text:list-item>
        <text:list-item>
          <text:p text:style-name="P18">Deep Learning Neural Net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3-26T17:00:51.382593906</dc:date>
    <meta:editing-duration>PT8H27M54S</meta:editing-duration>
    <meta:editing-cycles>26</meta:editing-cycles>
    <meta:generator>LibreOffice/5.2.7.2$Linux_X86_64 LibreOffice_project/20m0$Build-2</meta:generator>
    <meta:document-statistic meta:table-count="0" meta:image-count="0" meta:object-count="0" meta:page-count="1" meta:paragraph-count="47" meta:word-count="371" meta:character-count="2664" meta:non-whitespace-character-count="2039"/>
  </office:meta>
</office:document-meta>
</file>